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depth charg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00/600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3600/72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600/1800</text:p>
          </table:table-cell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4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5400/216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20" calcext:value-type="float">
            <text:p>12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3.5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4.5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.5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4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1 T3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 1 T2 Laser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50/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150/6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450/72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600/2400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3600/57600</text:p>
          </table:table-cell>
          <table:table-cell office:value-type="float" office:value="720" calcext:value-type="float">
            <text:p>720</text:p>
          </table:table-cell>
          <table:table-cell office:value-type="float" office:value="7200" calcext:value-type="float">
            <text:p>7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4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10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3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9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240" calcext:value-type="float">
            <text:p>24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3600</text:p>
          </table:table-cell>
          <table:table-cell office:value-type="float" office:value="360" calcext:value-type="float">
            <text:p>36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32400</text:p>
          </table:table-cell>
          <table:table-cell office:value-type="float" office:value="3240" calcext:value-type="float">
            <text:p>324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04:01:34.1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11-02T04:04:00.194000000</dc:date>
    <meta:editing-duration>P26DT4H8M</meta:editing-duration>
    <meta:editing-cycles>2524</meta:editing-cycles>
    <meta:generator>LibreOffice/5.2.7.2$Windows_x86 LibreOffice_project/2b7f1e640c46ceb28adf43ee075a6e8b8439ed10</meta:generator>
    <meta:document-statistic meta:table-count="1" meta:cell-count="1480" meta:object-count="0"/>
  </office:meta>
</office:document-meta>
</file>